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pt" fo:country="BR" officeooo:rsid="00183c0f" officeooo:paragraph-rsid="00183c0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mantermos um controle de versão e suportar o desenvolvimento simultâneo do projeto utilizamos o GitHub como o principal local para armazenar e organizar o código. O GitHub é um serviço baseado em núvem que hospeda um sistema de controle de versão (VCS) chamado Git, o qual é utilizado para controlar o histórico de alterações de arquivos e principalmente de projetos, permitindo mais flexibilidade no fluxo de trabalho, segurança e desempenho. De todas as funcionalidades que o serviço disponibiliza, as principais utilizadas foram: <text:span text:style-name="T2">pipelines, branches, issues, pull requests, workflows, projetos e controle de dependência automatizada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3T20:29:33.365000000</meta:creation-date>
    <dc:date>2023-10-03T20:44:09.636000000</dc:date>
    <meta:editing-duration>PT10M26S</meta:editing-duration>
    <meta:editing-cycles>3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1" meta:word-count="95" meta:character-count="642" meta:non-whitespace-character-count="547"/>
  </office:meta>
</office:document-meta>
</file>